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3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d2d02b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ピボットテーブルのフィールド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</style:style>
    <style:style style:name="ce19" style:family="table-cell" style:parent-style-name="ピボットテーブルのカテゴリー" style:data-style-name="N0">
      <style:table-cell-properties fo:border-bottom="2.01pt solid #000000" fo:border-left="2.01pt solid #000000" fo:border-right="0.99pt solid #000000" fo:border-top="0.99pt solid #000000"/>
    </style:style>
    <style:style style:name="ce20" style:family="table-cell" style:parent-style-name="ピボットテーブルの角">
      <style:table-cell-properties fo:border-bottom="0.99pt solid #000000" fo:background-color="#cccccc" style:text-align-source="fix" style:repeat-content="false" fo:border-left="0.99pt solid #000000" fo:border-right="2.01pt solid #000000" fo:border-top="2.01pt solid #000000"/>
      <style:paragraph-properties fo:text-align="center" fo:margin-left="0mm"/>
    </style:style>
    <style:style style:name="ce21" style:family="table-cell" style:parent-style-name="ピボットテーブルの値" style:data-style-name="N0">
      <style:table-cell-properties fo:border-bottom="2.01pt solid #000000" fo:border-left="0.99pt solid #000000" fo:border-right="2.01pt solid #000000" fo:border-top="0.99pt solid #000000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0"/>
    <style:style style:name="ce2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41"/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#cccccc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読み込み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6.26mm" svg:height="10.62mm" svg:x="23.95mm" svg:y="30.28mm" draw:control="control1"/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ile: </text:p>
          </table:table-cell>
          <table:table-cell table:style-name="ce2" office:value-type="string" calcext:value-type="string" table:number-columns-spanned="6" table:number-rows-spanned="1">
            <text:p>/home/user/dwhelper/roomrunner.csv</text:p>
          </table:table-cell>
          <table:covered-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〜使い方〜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１．読み込みボタンを押すと、CSVシートにデータが書き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２．Pivotシートが更新され、その日の消費カロリー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　消費カロリーに相当する食品の目安が表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３．やせる。</text:p>
          </table:table-cell>
          <table:table-cell table:number-columns-repeated="5"/>
        </table:table-row>
      </table:table>
      <table:table table:name="Pivo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5" office:value-type="string" calcext:value-type="string">
            <text:p>DATE</text:p>
          </table:table-cell>
          <table:table-cell table:style-name="ce20" office:value-type="string" calcext:value-type="string">
            <text:p>合計 - kcal</text:p>
          </table:table-cell>
          <table:table-cell table:style-name="ce22" office:value-type="string" calcext:value-type="string">
            <text:p>相当する食品</text:p>
          </table:table-cell>
          <table:table-cell/>
          <table:table-cell table:style-name="ce26"/>
        </table:table-row>
        <table:table-row table:style-name="ro1">
          <table:table-cell table:style-name="ce19" office:value-type="string" calcext:value-type="string">
            <text:p>2017/08/09</text:p>
          </table:table-cell>
          <table:table-cell table:style-name="ce21" office:value-type="float" office:value="744.3891" calcext:value-type="float">
            <text:p>744.3891</text:p>
          </table:table-cell>
          <table:table-cell table:style-name="ce25" table:formula="of:=VLOOKUP([.B2];[Dic.$A$3:.$B$18];2;1)" office:value-type="string" office:string-value="昼食もしくは夕食" calcext:value-type="string">
            <text:p>昼食もしくは夕食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 table:formula="of:=VLOOKUP([.B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2];[Dic.$A$3:.$B$18];2;1)" office:value-type="string" office:string-value="" calcext:value-type="error">
            <text:p>#N/A</text:p>
          </table:table-cell>
          <table:table-cell table:number-columns-repeated="2"/>
        </table:table-row>
      </table:table>
      <table:table table:name="CSV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kg(weight)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kcal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ic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row table:style-name="ro1">
          <table:table-cell table:style-name="ce29" office:value-type="string" calcext:value-type="string" table:number-columns-spanned="2" table:number-rows-spanned="1">
            <text:p>カロリー辞書</text:p>
          </table:table-cell>
          <table:covered-table-cell table:style-name="ce32"/>
        </table:table-row>
        <table:table-row table:style-name="ro1">
          <table:table-cell table:style-name="ce30" office:value-type="string" calcext:value-type="string">
            <text:p>kcal</text:p>
          </table:table-cell>
          <table:table-cell table:style-name="ce30" office:value-type="string" calcext:value-type="string">
            <text:p>品名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わかめスープ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もずくの酢の物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にんじんサラダ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五目スープ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あさりの味噌汁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じゃがいもと玉ねぎのみそ汁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煮物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牛肉のソテー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おにぎり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ピラフ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たらこ茶漬け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朝食１食分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焼きそば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昼食もしくは夕食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スパゲティ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カツ丼</text:p>
          </table:table-cell>
        </table:table-row>
      </table:table>
      <table:named-expressions/>
      <table:data-pilot-tables>
        <table:data-pilot-table table:name="DataPilot1" table:application-data="" table:target-range-address="Pivot.A1:Pivot.B2" table:buttons="Pivot.A1" table:grand-total="none" table:ignore-empty-rows="true" table:show-filter-button="false" table:drill-down-on-double-click="false">
          <table:source-cell-range table:cell-range-address="CSV.A1:CSV.E4000"/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7/08/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cal" table:orientation="data" table:used-hierarchy="0" table:function="sum">
            <table:data-pilot-level table:show-empty="false" calcext:repeat-item-labels="false">
              <table:data-pilot-members>
                <table:data-pilot-member table:name="3.966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3:16:58.94913235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05:20:05.420593090</meta:creation-date>
    <dc:date>2017-08-09T13:18:46.187037969</dc:date>
    <meta:editing-duration>PT2H6M26S</meta:editing-duration>
    <meta:editing-cycles>41</meta:editing-cycles>
    <meta:generator>LibreOffice/5.3.1.2$Linux_X86_64 LibreOffice_project/30m0$Build-2</meta:generator>
    <meta:document-statistic meta:table-count="4" meta:cell-count="8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Option VBASupport 1

REM  *****  BASIC  *****

Sub Main
Dim fname As String
Dim r as integer
Dim c as integer
Dim DataArray as Variant
dim line as string
Dim sheet as Worksheet


sheet = Sheets("CSV")

    fname = Cells(2,"B")

    'MsgBox fname
    
    r = 0
    Open fname For Input As #1
    Do Until EOF(1)
    	Line Input #1,line
    	DataArray = split(line, vbtab)
    	for c = 0 to 4
	    	sheet.Cells(r+1,c+1) = DataArray(c)
	    next
	    r =  r + 1
    Loop
    Close #1
    
sheet = Sheets("Pivot")
sheet.Activate()
call Test

End Sub

sub Tes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RecalcPivotTabl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